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bottom="0.0833in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3" style:parent-style-name="Normale" style:family="paragraph">
      <style:paragraph-properties fo:margin-bottom="0.0833in"/>
    </style:style>
    <style:style style:name="T4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5" style:parent-style-name="Normale" style:family="paragraph">
      <style:paragraph-properties fo:margin-bottom="0.0833in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7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9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1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P12" style:parent-style-name="Normale" style:family="paragraph">
      <style:paragraph-properties fo:margin-bottom="0.0833in"/>
    </style:style>
    <style:style style:name="P13" style:parent-style-name="Normale" style:family="paragraph">
      <style:paragraph-properties fo:margin-bottom="0.0833in"/>
    </style:style>
    <style:style style:name="P14" style:parent-style-name="Normale" style:family="paragraph">
      <style:paragraph-properties fo:margin-bottom="0.0833in"/>
    </style:style>
    <style:style style:name="T15" style:parent-style-name="Car.predefinitoparagrafo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6" style:parent-style-name="Normale" style:family="paragraph">
      <style:paragraph-properties fo:margin-bottom="0.0833in"/>
    </style:style>
  </office:automatic-styles>
  <office:body>
    <office:text text:use-soft-page-breaks="true">
      <text:p text:style-name="P1"><text:span text:style-name="T2">Fantasy Pubblicita'</text:span></text:p>
      <text:p text:style-name="P3"><text:span text:style-name="T4">Via Trento 46/3 Azzano Decimo 33082 (PORDENONE)</text:span></text:p>
      <text:p text:style-name="P5"><text:span text:style-name="T6">Fantasy Pubblicita' nasce come brand nel mondo delle comunicazioni dal 199</text:span><text:span text:style-name="T7">5</text:span><text:span text:style-name="T8">. L'esperienza maturata nel corso degli anni,ci ha permesso di sviluppare una strategia<text:s/></text:span><text:span text:style-name="T9">organizzativa solida e vincente che permettera' ai clienti dell'agenzia di ottenere benefici reali dalla nostra collaborazione.La nostra azienda oltre a fornire un servizio nel campo pubblicitario e distributivo,offre un' alto e ampio standard nell'ideazione e realizzazione di campagne di vendita straordinaria,quali saldi e liquidazioni. Contattaci per una consulenza personalizzata.Fantasy Pubblicita' elabora, secondo le specifiche di Internet, immagini adatte alla Rete creandole appositamente per il client</text:span><text:span text:style-name="T10">e, sempre con stili diversi o seguendo la linea grafica dell'Azienda. Un sito Web infatti, deve avere, oltre a dei buoni contenuti, un gradevole aspetto ed una fluidità di navigazione tale da interessare gli utenti.A tal fine, per la costruzione delle pagine, Fantasy, si avvale del materiale testuale e/o fotografico (cataloghi, brochures o folders) fornito dal cliente nonchè di tutte le informazioni utili per la definizione della struttura del sito.GRAFICA - STAMPA - VOLANTINI - SVENDITE - SITI WEB - CATALO</text:span><text:span text:style-name="T11">GHI - BROUCHURES</text:span></text:p>
      <text:p text:style-name="P12"/>
      <text:p text:style-name="P13"/>
      <text:p text:style-name="P14"><text:span text:style-name="T15"><text:s text:c="54"/></text:span></text:p>
      <text:p text:style-name="P16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5-03-18T16:39:00Z</meta:creation-date>
    <dc:date>2025-03-18T16:40:00Z</dc:date>
    <meta:template xlink:href="Normal" xlink:type="simple"/>
    <meta:editing-cycles>3</meta:editing-cycles>
    <meta:editing-duration>PT60S</meta:editing-duration>
    <meta:document-statistic meta:page-count="1" meta:paragraph-count="2" meta:word-count="198" meta:character-count="1329" meta:row-count="9" meta:non-whitespace-character-count="1133"/>
  </office:meta>
</office:document-meta>
</file>